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orphans="2" fo:widows="2"/>
      <style:text-properties officeooo:paragraph-rsid="0001a362"/>
    </style:style>
    <style:style style:name="P2" style:family="paragraph" style:parent-style-name="Standard" style:list-style-name="L2">
      <style:paragraph-properties fo:orphans="2" fo:widows="2"/>
      <style:text-properties officeooo:paragraph-rsid="0001a362"/>
    </style:style>
    <style:style style:name="P3" style:family="paragraph" style:parent-style-name="Standard" style:list-style-name="L3">
      <style:paragraph-properties fo:orphans="2" fo:widows="2"/>
      <style:text-properties officeooo:rsid="00037cd4" officeooo:paragraph-rsid="00037cd4"/>
    </style:style>
    <style:style style:name="P4" style:family="paragraph" style:parent-style-name="Standard">
      <style:paragraph-properties fo:orphans="2" fo:widows="2"/>
      <style:text-properties officeooo:rsid="00037cd4" officeooo:paragraph-rsid="00037cd4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rsid="0001a362" officeooo:paragraph-rsid="0001a362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rsid="0001a362" officeooo:paragraph-rsid="00048ef4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rsid="00048ef4" officeooo:paragraph-rsid="00048ef4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rsid="00060b33" officeooo:paragraph-rsid="00060b33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officeooo:rsid="00080468" officeooo:paragraph-rsid="00080468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officeooo:rsid="00082aca" officeooo:paragraph-rsid="00082aca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officeooo:rsid="0008cd53" officeooo:paragraph-rsid="0008cd53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officeooo:rsid="000ac643" officeooo:paragraph-rsid="000ac643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officeooo:rsid="000ae6b7" officeooo:paragraph-rsid="000ae6b7"/>
    </style:style>
    <style:style style:name="T1" style:family="text">
      <style:text-properties officeooo:rsid="0001a362"/>
    </style:style>
    <style:style style:name="T2" style:family="text">
      <style:text-properties officeooo:rsid="00037c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ola! Con la tarea de Git, tranquilos. Vean los conceptos con los profes y cuando tengan las herramientas creen un repositorio con el nombre Frontend1-clase3-4. <text:s/>Suban allí el trabajo de la receta. Una vez que lo tengan, van a "Setting", scrollean hasta "GitHub pages" Eligen "main" y "save". Automáticamente les crea una url donde visualizan el sitio de manera remota. Compartan el link con sus parientes, amigos y nosotros</text:p>
      <text:p text:style-name="P5"/>
      <text:p text:style-name="P6">Introduccion a css:</text:p>
      <text:p text:style-name="P6"/>
      <text:p text:style-name="P6">Estilo visual:</text:p>
      <text:p text:style-name="P6">color tamaño de texto, ubicación tipografia</text:p>
      <text:p text:style-name="P6">Documento aparte: styles.css</text:p>
      <text:p text:style-name="P6"/>
      <text:p text:style-name="P6">En html una etiqueta link <text:s/>DENTRO DEL HEAD con un atributo ref con la ruta donde se encuentra el archivo css. Ademas un atributo rel cuyo valor será syleheet</text:p>
      <text:p text:style-name="P6"/>
      <text:p text:style-name="P6">&lt;like rel = “syleheet” href = “rutadonde esta style.css”&gt;</text:p>
      <text:p text:style-name="P6"/>
      <text:p text:style-name="P6">REGLAS DE ESTILO: <text:span text:style-name="T2">instrucciones que se aplican a un elemento para darle estilo</text:span></text:p>
      <text:p text:style-name="P6"/>
      <text:p text:style-name="P6">selector{</text:p>
      <text:p text:style-name="P6">propiedad: valor;}</text:p>
      <text:p text:style-name="P6"/>
      <text:list xml:id="list734503882" text:style-name="L1">
        <text:list-item>
          <text:p text:style-name="P1"><text:span text:style-name="T1">selector de etiqueta: aplica estilos a cualq etiqueta que coincida con este nombre</text:span></text:p>
        </text:list-item>
      </text:list>
      <text:p text:style-name="P6">ejemplo</text:p>
      <text:p text:style-name="P6">p{</text:p>
      <text:p text:style-name="P6"><text:s text:c="5"/>front-size: 15px; <text:s/>da tamaño de 15 pix a todos los parrafos del doc</text:p>
      <text:p text:style-name="P6">}</text:p>
      <text:p text:style-name="P6"/>
      <text:list xml:id="list3670879882" text:style-name="L2">
        <text:list-item>
          <text:p text:style-name="P2"><text:span text:style-name="T1">selector de clase</text:span></text:p>
        </text:list-item>
      </text:list>
      <text:p text:style-name="P6">debe tener un nombre</text:p>
      <text:p text:style-name="P6"/>
      <text:p text:style-name="P6">Ejemplo</text:p>
      <text:p text:style-name="P6">.texto-rojo{ <text:s text:c="4"/>//Nombre en minuscula, comienza con .</text:p>
      <text:p text:style-name="P6">color: red;</text:p>
      <text:p text:style-name="P6">}</text:p>
      <text:p text:style-name="P6">en css</text:p>
      <text:p text:style-name="P6"/>
      <text:p text:style-name="P6">para llamarlo en html</text:p>
      <text:p text:style-name="P6">&lt;p class=”texto-rojo”&gt;</text:p>
      <text:p text:style-name="P6">aca va aparecer untexto rojo</text:p>
      <text:p text:style-name="P6">&lt;/p&gt;</text:p>
      <text:p text:style-name="P6"/>
      <text:list xml:id="list56657406" text:style-name="L3">
        <text:list-item>
          <text:p text:style-name="P3">selector descendente</text:p>
        </text:list-item>
      </text:list>
      <text:p text:style-name="P4"/>
      <text:p text:style-name="P4">Ejemplo: cambia el formato de un elemento h2 siempre que tenga la clase noticia</text:p>
      <text:p text:style-name="P4"/>
      <text:p text:style-name="P4">.noticia h2{</text:p>
      <text:p text:style-name="P4"><text:s text:c="3"/>front-size: 35px</text:p>
      <text:p text:style-name="P4">}</text:p>
      <text:p text:style-name="P4">en css</text:p>
      <text:p text:style-name="P4"/>
      <text:p text:style-name="P4">&lt;article class=”noticia”&gt;</text:p>
      <text:p text:style-name="P4"><text:soft-page-break/>&lt;h2&gt;titulo de la noticia&lt;/h2&gt; //se cambia</text:p>
      <text:p text:style-name="P4">&lt;/article&gt;</text:p>
      <text:p text:style-name="P4"/>
      <text:p text:style-name="P4">&lt;h2&gt; otro titulo adicional&lt;/h2&gt;//no se cambia</text:p>
      <text:p text:style-name="P4"/>
      <text:p text:style-name="P4">Selectores de id</text:p>
      <text:p text:style-name="P4"/>
      <text:p text:style-name="P6"/>
      <text:p text:style-name="P8">Tamaño de fuente</text:p>
      <text:p text:style-name="P7">font-size:</text:p>
      <text:p text:style-name="P7"/>
      <text:p text:style-name="P8">Estilo de fuente</text:p>
      <text:p text:style-name="P8">font-style</text:p>
      <text:p text:style-name="P8"/>
      <text:p text:style-name="P8">Decoracion de texto</text:p>
      <text:p text:style-name="P8">text-decoration</text:p>
      <text:p text:style-name="P8"/>
      <text:p text:style-name="P8">Transformar texto</text:p>
      <text:p text:style-name="P8">text-transform</text:p>
      <text:p text:style-name="P8"/>
      <text:p text:style-name="P8">Interlineado de un bloque de texto</text:p>
      <text:p text:style-name="P8">line-height</text:p>
      <text:p text:style-name="P8"/>
      <text:p text:style-name="P10">CLASE 5:</text:p>
      <text:p text:style-name="P8"/>
      <text:p text:style-name="P9">Colores: color</text:p>
      <text:p text:style-name="P9">nombre</text:p>
      <text:p text:style-name="P9">rgb</text:p>
      <text:p text:style-name="P9">rgba</text:p>
      <text:p text:style-name="P9"/>
      <text:p text:style-name="P10">No se usa en linea ni interna porque se pierde prolijidad y tiempo</text:p>
      <text:p text:style-name="P10"/>
      <text:p text:style-name="P10">Cuando se sobre escribe se tacha </text:p>
      <text:p text:style-name="P10"/>
      <text:p text:style-name="P11">#id no se puede reutilizar</text:p>
      <text:p text:style-name="P11">clase . Nombre se puede reeutilizar</text:p>
      <text:p text:style-name="P11"/>
      <text:p text:style-name="P12">via.placeholder.com me trae el logo vacio si todavia no conzco el logo</text:p>
      <text:p text:style-name="P12"/>
      <text:p text:style-name="P13">HOJA DE ESTILO EN CASCADA, LA CASCADA BAJA, SI MODIFICO ALGO, LO ULTIMO MODIFICADO ES LO QUE TOMA</text:p>
      <text:p text:style-name="P13"/>
      <text:p text:style-name="P13">Los estilos en linea tienen mayor jerarquia que los internos y externos. Y los internos son mas importantes que los externos</text:p>
      <text:p text:style-name="P13"/>
      <text:p text:style-name="P14">PRIMERO LA ESTRUCTURA BASICA</text:p>
      <text:p text:style-name="P14">SEGUNDO HEADER LOGO NOMBRE BODY: FOOT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31T14:45:58.992000000</meta:creation-date>
    <dc:date>2021-03-31T20:01:36.749000000</dc:date>
    <meta:editing-duration>PT43M29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61" meta:word-count="362" meta:character-count="2194" meta:non-whitespace-character-count="1880"/>
  </office:meta>
</office:document-meta>
</file>